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autami" svg:font-family="Gautami"/>
    <style:font-face style:name="Lohit Devanagari" svg:font-family="'Lohit Devanagari'"/>
    <style:font-face style:name="Tahoma" svg:font-family="Tahoma"/>
    <style:font-face style:name="TimesNewRoman" svg:font-family="TimesNewRoman"/>
    <style:font-face style:name="TimesNewRomanPS" svg:font-family="TimesNewRomanPS"/>
    <style:font-face style:name="Courier New" svg:font-family="'Courier New'" style:font-pitch="variable"/>
    <style:font-face style:name="Noto Sans Symbols" svg:font-family="'Noto Sans Symbols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701cm" fo:min-width="0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9.33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5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09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40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6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48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49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17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9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95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6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8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8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74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9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9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0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2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2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6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37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23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50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50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66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9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21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61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35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04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6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19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51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01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36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65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9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64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09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30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10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48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89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28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7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67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11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21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96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58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10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80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9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982cm" fo:padding-top="0cm" fo:padding-bottom="0cm" fo:padding-left="0cm" fo:padding-right="0cm"/>
    </style:style>
    <style:style style:name="gr62" style:family="graphic" style:parent-style-name="standard">
      <style:graphic-properties draw:stroke="none" draw:fill="solid" draw:fill-color="#000000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9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4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88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70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70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87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94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60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11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65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81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1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9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16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3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37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9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01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7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76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75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78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913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08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511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52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2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01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26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41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53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78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55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09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45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1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854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60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49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58cm" fo:padding-top="0cm" fo:padding-bottom="0cm" fo:padding-left="0cm" fo:padding-right="0cm"/>
    </style:style>
    <style:style style:name="P1" style:family="paragraph">
      <style:paragraph-properties fo:line-height="200%" fo:text-align="center"/>
    </style:style>
    <style:style style:name="P2" style:family="paragraph">
      <style:paragraph-properties fo:line-height="200%"/>
    </style:style>
    <style:style style:name="P3" style:family="paragraph">
      <loext:graphic-properties draw:fill="none" draw:fill-color="#ffffff"/>
      <style:paragraph-properties fo:line-height="200%" fo:text-align="center"/>
      <style:text-properties style:font-name="Times New Roman" fo:font-size="14pt" style:font-name-asian="Times New Roman1" style:font-size-asian="14pt" style:font-name-complex="Times New Roman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6.5pt" style:font-size-asian="16.5pt" style:font-size-complex="16.5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9" style:family="paragraph">
      <loext:graphic-properties draw:fill="solid" draw:fill-color="#000000"/>
    </style:style>
    <style:style style:name="T1" style:family="text">
      <style:text-properties style:font-name="Times New Roman" fo:font-size="14pt" style:font-name-asian="Times New Roman1" style:font-size-asian="14pt" style:font-name-complex="Times New Roman"/>
    </style:style>
    <style:style style:name="T2" style:family="text">
      <style:text-properties fo:color="#000000" style:font-name="Tahoma" fo:font-size="16.5pt" fo:font-weight="bold" style:font-size-asian="16.5pt" style:font-name-complex="Tahoma" style:font-size-complex="16.5pt" style:font-weight-complex="bold"/>
    </style:style>
    <style:style style:name="T3" style:family="text">
      <style:text-properties fo:color="#000000" style:font-name="Calibri1" fo:font-size="11pt" style:font-size-asian="11pt" style:font-name-complex="Calibri1" style:font-size-complex="11pt"/>
    </style:style>
    <style:style style:name="T4" style:family="text">
      <style:text-properties fo:color="#000000" style:font-name="TimesNewRomanPS" fo:font-size="11pt" fo:font-style="italic" style:font-size-asian="11pt" style:font-name-complex="TimesNewRomanPS" style:font-size-complex="11pt" style:font-style-complex="italic"/>
    </style:style>
    <style:style style:name="T5" style:family="text">
      <style:text-properties fo:color="#000000" style:font-name="TimesNewRoman" fo:font-size="11pt" style:font-size-asian="11pt" style:font-name-complex="TimesNewRoman" style:font-size-complex="11pt"/>
    </style:style>
    <style:style style:name="T6" style:family="text">
      <style:text-properties fo:color="#000000" style:font-name="Calibri1" fo:font-size="11pt" fo:font-weight="bold" style:font-size-asian="11pt" style:font-name-complex="Calibri1" style:font-size-complex="11pt" style:font-weight-complex="bold"/>
    </style:style>
    <style:style style:name="T7" style:family="text">
      <style:text-properties fo:color="#000000" style:font-name="TimesNewRoman" fo:font-size="7.69999980926514pt" style:font-size-asian="7.69999980926514pt" style:font-name-complex="TimesNewRoman" style:font-size-complex="7.69999980926514pt"/>
    </style:style>
    <style:style style:name="T8" style:family="text">
      <style:text-properties fo:color="#000000" style:font-name="TimesNewRomanPS" fo:font-size="7.69999980926514pt" fo:font-style="italic" style:font-size-asian="7.69999980926514pt" style:font-name-complex="TimesNewRomanPS" style:font-size-complex="7.69999980926514pt" style:font-style-complex="italic"/>
    </style:style>
    <style:style style:name="T9" style:family="text">
      <style:text-properties fo:color="#000000" style:font-name="Gautami" fo:font-size="11pt" style:font-size-asian="11pt" style:font-name-complex="Gautami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3" draw:layer="layout" svg:width="12.446cm" svg:height="20.701cm" svg:x="5.461cm" svg:y="3.175cm">
          <draw:text-box>
            <text:p text:style-name="P1"><text:span text:style-name="T1">Instituto Tecnológico de Costa Rica</text:span></text:p>
            <text:p text:style-name="P2"><text:span text:style-name="T1"/></text:p>
            <text:p text:style-name="P1"><text:span text:style-name="T1">Área Académica de Ingeniería en Computadores</text:span></text:p>
            <text:p text:style-name="P1"><text:span text:style-name="T1"/></text:p>
            <text:p text:style-name="P1"><text:span text:style-name="T1">Algoritmos y Estructuras de Datos II</text:span></text:p>
            <text:p text:style-name="P1"><text:span text:style-name="T1"/></text:p>
            <text:p text:style-name="P1"><text:span text:style-name="T1">Tarea Extraclase #3</text:span></text:p>
            <text:p text:style-name="P1"><text:span text:style-name="T1"/></text:p>
            <text:p text:style-name="P1"><text:span text:style-name="T1">Andrey Sánchez – 2018148940</text:span></text:p>
            <text:p text:style-name="P2"><text:span text:style-name="T1"/></text:p>
            <text:p text:style-name="P1"><text:span text:style-name="T1">Prof. Isaac Ramírez</text:span></text:p>
            <text:p text:style-name="P2"><text:span text:style-name="T1"/></text:p>
            <text:p text:style-name="P1"><text:span text:style-name="T1">Noviembre, 2019</text:span></text:p>
          </draw:text-box>
        </draw:frame>
      </draw:page>
      <draw:page draw:name="page2" draw:style-name="dp1" draw:master-page-name="master-page3">
        <draw:polygon draw:style-name="gr2" draw:text-style-name="P4" draw:layer="layout" svg:width="21.59cm" svg:height="27.94cm" svg:x="0cm" svg:y="0cm" svg:viewBox="0 0 21591 27941" draw:points="0,0 21591,0 21591,27941 0,27941">
          <text:p/>
        </draw:polygon>
        <draw:polygon draw:style-name="gr2" draw:text-style-name="P4" draw:layer="layout" svg:width="21.59cm" svg:height="27.94cm" svg:x="0cm" svg:y="0cm" svg:viewBox="0 0 21591 27941" draw:points="0,0 21591,0 21591,27941 0,27941">
          <text:p/>
        </draw:polygon>
        <draw:polygon draw:style-name="gr2" draw:text-style-name="P4" draw:layer="layout" svg:width="21.59cm" svg:height="83.82cm" svg:x="0cm" svg:y="0cm" svg:viewBox="0 0 21591 83821" draw:points="0,0 21591,0 21591,83821 0,83821">
          <text:p/>
        </draw:polygon>
        <draw:polygon draw:style-name="gr2" draw:text-style-name="P4" draw:layer="layout" svg:width="21.59cm" svg:height="27.913cm" svg:x="0cm" svg:y="0cm" svg:viewBox="0 0 21591 27914" draw:points="0,0 21591,0 21591,27914 0,27914">
          <text:p/>
        </draw:polygon>
        <draw:polygon draw:style-name="gr2" draw:text-style-name="P4" draw:layer="layout" svg:width="21.59cm" svg:height="25.453cm" svg:x="-0.001cm" svg:y="1.397cm" svg:viewBox="0 0 21591 25454" draw:points="0,0 21591,0 21591,25454 0,25454">
          <text:p/>
        </draw:polygon>
        <draw:frame draw:style-name="gr3" draw:text-style-name="P6" draw:layer="layout" svg:width="9.332cm" svg:height="0.674cm" svg:x="6.096cm" svg:y="3.517cm">
          <draw:text-box>
            <text:p text:style-name="P5"><text:span text:style-name="T2"><text:s/></text:span><text:span text:style-name="T2">Complejidad Computacional</text:span></text:p>
          </draw:text-box>
        </draw:frame>
        <draw:frame draw:style-name="gr4" draw:text-style-name="P7" draw:layer="layout" svg:width="18.552cm" svg:height="0.454cm" svg:x="3cm" svg:y="6.546cm">
          <draw:text-box>
            <text:p text:style-name="P5"><text:span text:style-name="T3">Complejidad computacional, estudia el orden de complejidad de un algoritmo que resuelve un </text:span></text:p>
          </draw:text-box>
        </draw:frame>
        <draw:frame draw:style-name="gr5" draw:text-style-name="P7" draw:layer="layout" svg:width="5.099cm" svg:height="0.454cm" svg:x="3cm" svg:y="7.048cm">
          <draw:text-box>
            <text:p text:style-name="P5"><text:span text:style-name="T3">problema computacional. </text:span></text:p>
          </draw:text-box>
        </draw:frame>
        <draw:frame draw:style-name="gr6" draw:text-style-name="P7" draw:layer="layout" svg:width="18.409cm" svg:height="0.454cm" svg:x="3cm" svg:y="7.842cm">
          <draw:text-box>
            <text:p text:style-name="P5"><text:span text:style-name="T3">Para ello, considera los dos tipos de recursos requeridos durante el cómputo para resolver un </text:span></text:p>
          </draw:text-box>
        </draw:frame>
        <draw:frame draw:style-name="gr7" draw:text-style-name="P7" draw:layer="layout" svg:width="7.605cm" svg:height="0.454cm" svg:x="3cm" svg:y="8.345cm">
          <draw:text-box>
            <text:p text:style-name="P5"><text:span text:style-name="T3">problema, que son tiempo y memoria. </text:span></text:p>
          </draw:text-box>
        </draw:frame>
        <draw:frame draw:style-name="gr8" draw:text-style-name="P7" draw:layer="layout" svg:width="17.481cm" svg:height="0.454cm" svg:x="3cm" svg:y="9.139cm">
          <draw:text-box>
            <text:p text:style-name="P5"><text:span text:style-name="T3">Tiempo, número de pasos base de ejecución de un algoritmo para resolver un problema. </text:span></text:p>
          </draw:text-box>
        </draw:frame>
        <draw:frame draw:style-name="gr9" draw:text-style-name="P7" draw:layer="layout" svg:width="13.498cm" svg:height="0.454cm" svg:x="3cm" svg:y="9.932cm">
          <draw:text-box>
            <text:p text:style-name="P5"><text:span text:style-name="T3">Memoria, Cantidad de memoria utilizada para resolver un problema. </text:span></text:p>
          </draw:text-box>
        </draw:frame>
        <draw:frame draw:style-name="gr10" draw:text-style-name="P7" draw:layer="layout" svg:width="19.175cm" svg:height="0.454cm" svg:x="3cm" svg:y="10.726cm">
          <draw:text-box>
            <text:p text:style-name="P5"><text:span text:style-name="T3">La complejidad de un algoritmo se expresa como función del tamaño de la entrada del problema, </text:span></text:p>
          </draw:text-box>
        </draw:frame>
        <draw:frame draw:style-name="gr11" draw:text-style-name="P7" draw:layer="layout" svg:width="0.493cm" svg:height="0.454cm" svg:x="3cm" svg:y="11.229cm">
          <draw:text-box>
            <text:p text:style-name="P5"><text:span text:style-name="T3">n. </text:span></text:p>
          </draw:text-box>
        </draw:frame>
        <draw:frame draw:style-name="gr12" draw:text-style-name="P7" draw:layer="layout" svg:width="6.957cm" svg:height="0.454cm" svg:x="3cm" svg:y="12.023cm">
          <draw:text-box>
            <text:p text:style-name="P5"><text:span text:style-name="T3">Órdenes de crecimiento a analizar. </text:span></text:p>
          </draw:text-box>
        </draw:frame>
        <draw:frame draw:style-name="gr13" draw:text-style-name="P7" draw:layer="layout" svg:width="2.567cm" svg:height="0.454cm" svg:x="3cm" svg:y="12.816cm">
          <draw:text-box>
            <text:p text:style-name="P5"><text:span text:style-name="T3">-Logarítmico </text:span></text:p>
          </draw:text-box>
        </draw:frame>
        <draw:frame draw:style-name="gr14" draw:text-style-name="P7" draw:layer="layout" svg:width="0.485cm" svg:height="0.454cm" svg:x="5.242cm" svg:y="12.816cm">
          <draw:text-box>
            <text:p text:style-name="P5"><text:span text:style-name="T4">og</text:span></text:p>
          </draw:text-box>
        </draw:frame>
        <draw:frame draw:style-name="gr15" draw:text-style-name="P7" draw:layer="layout" svg:width="0.387cm" svg:height="0.433cm" svg:x="5.643cm" svg:y="12.831cm">
          <draw:text-box>
            <text:p text:style-name="P5"><text:span text:style-name="T5">(</text:span></text:p>
          </draw:text-box>
        </draw:frame>
        <draw:frame draw:style-name="gr16" draw:text-style-name="P7" draw:layer="layout" svg:width="0.387cm" svg:height="0.454cm" svg:x="5.772cm" svg:y="12.816cm">
          <draw:text-box>
            <text:p text:style-name="P5"><text:span text:style-name="T4">n</text:span></text:p>
          </draw:text-box>
        </draw:frame>
        <draw:frame draw:style-name="gr15" draw:text-style-name="P7" draw:layer="layout" svg:width="0.387cm" svg:height="0.433cm" svg:x="5.966cm" svg:y="12.831cm">
          <draw:text-box>
            <text:p text:style-name="P5"><text:span text:style-name="T5">)</text:span></text:p>
          </draw:text-box>
        </draw:frame>
        <draw:frame draw:style-name="gr16" draw:text-style-name="P7" draw:layer="layout" svg:width="0.387cm" svg:height="0.454cm" svg:x="5.128cm" svg:y="12.816cm">
          <draw:text-box>
            <text:p text:style-name="P5"><text:span text:style-name="T4">l</text:span></text:p>
          </draw:text-box>
        </draw:frame>
        <draw:frame draw:style-name="gr16" draw:text-style-name="P7" draw:layer="layout" svg:width="0.387cm" svg:height="0.454cm" svg:x="6.161cm" svg:y="12.816cm">
          <draw:text-box>
            <text:p text:style-name="P5"><text:span text:style-name="T6"><text:s/></text:span></text:p>
          </draw:text-box>
        </draw:frame>
        <draw:frame draw:style-name="gr17" draw:text-style-name="P7" draw:layer="layout" svg:width="2.085cm" svg:height="0.454cm" svg:x="3cm" svg:y="13.637cm">
          <draw:text-box>
            <text:p text:style-name="P5"><text:span text:style-name="T3">-Lineal </text:span><text:span text:style-name="T4"><text:s/>N</text:span><text:span text:style-name="T3"> <text:s/></text:span></text:p>
          </draw:text-box>
        </draw:frame>
        <draw:frame draw:style-name="gr18" draw:text-style-name="P7" draw:layer="layout" svg:width="3.744cm" svg:height="0.454cm" svg:x="3cm" svg:y="14.457cm">
          <draw:text-box>
            <text:p text:style-name="P5"><text:span text:style-name="T3">-Lineal logarítmico </text:span></text:p>
          </draw:text-box>
        </draw:frame>
        <draw:frame draw:style-name="gr15" draw:text-style-name="P7" draw:layer="layout" svg:width="0.387cm" svg:height="0.433cm" svg:x="6.366cm" svg:y="14.471cm">
          <draw:text-box>
            <text:p text:style-name="P5"><text:span text:style-name="T5"><text:s/></text:span></text:p>
          </draw:text-box>
        </draw:frame>
        <draw:frame draw:style-name="gr19" draw:text-style-name="P7" draw:layer="layout" svg:width="0.595cm" svg:height="0.454cm" svg:x="6.463cm" svg:y="14.457cm">
          <draw:text-box>
            <text:p text:style-name="P5"><text:span text:style-name="T4">log</text:span></text:p>
          </draw:text-box>
        </draw:frame>
        <draw:frame draw:style-name="gr15" draw:text-style-name="P7" draw:layer="layout" svg:width="0.387cm" svg:height="0.433cm" svg:x="6.978cm" svg:y="14.471cm">
          <draw:text-box>
            <text:p text:style-name="P5"><text:span text:style-name="T5">(</text:span></text:p>
          </draw:text-box>
        </draw:frame>
        <draw:frame draw:style-name="gr16" draw:text-style-name="P7" draw:layer="layout" svg:width="0.387cm" svg:height="0.454cm" svg:x="7.107cm" svg:y="14.457cm">
          <draw:text-box>
            <text:p text:style-name="P5"><text:span text:style-name="T4">n</text:span></text:p>
          </draw:text-box>
        </draw:frame>
        <draw:frame draw:style-name="gr15" draw:text-style-name="P7" draw:layer="layout" svg:width="0.387cm" svg:height="0.433cm" svg:x="7.301cm" svg:y="14.471cm">
          <draw:text-box>
            <text:p text:style-name="P5"><text:span text:style-name="T5">)</text:span></text:p>
          </draw:text-box>
        </draw:frame>
        <draw:frame draw:style-name="gr16" draw:text-style-name="P7" draw:layer="layout" svg:width="0.387cm" svg:height="0.454cm" svg:x="6.065cm" svg:y="14.457cm">
          <draw:text-box>
            <text:p text:style-name="P5"><text:span text:style-name="T4">N</text:span></text:p>
          </draw:text-box>
        </draw:frame>
        <draw:frame draw:style-name="gr16" draw:text-style-name="P7" draw:layer="layout" svg:width="0.387cm" svg:height="0.454cm" svg:x="7.496cm" svg:y="14.457cm">
          <draw:text-box>
            <text:p text:style-name="P5"><text:span text:style-name="T3"><text:s/></text:span></text:p>
          </draw:text-box>
        </draw:frame>
        <draw:frame draw:style-name="gr20" draw:text-style-name="P7" draw:layer="layout" svg:width="2.792cm" svg:height="0.454cm" svg:x="3cm" svg:y="15.277cm">
          <draw:text-box>
            <text:p text:style-name="P5"><text:span text:style-name="T3">-Cuadrático </text:span><text:span text:style-name="T4"><text:s/>N</text:span></text:p>
          </draw:text-box>
        </draw:frame>
        <draw:frame draw:style-name="gr21" draw:text-style-name="P8" draw:layer="layout" svg:width="0.27cm" svg:height="0.302cm" svg:x="5.28cm" svg:y="15.21cm">
          <draw:text-box>
            <text:p text:style-name="P5"><text:span text:style-name="T7">2</text:span></text:p>
          </draw:text-box>
        </draw:frame>
        <draw:frame draw:style-name="gr16" draw:text-style-name="P7" draw:layer="layout" svg:width="0.387cm" svg:height="0.454cm" svg:x="5.5cm" svg:y="15.277cm">
          <draw:text-box>
            <text:p text:style-name="P5"><text:span text:style-name="T3"><text:s/></text:span></text:p>
          </draw:text-box>
        </draw:frame>
        <draw:frame draw:style-name="gr22" draw:text-style-name="P7" draw:layer="layout" svg:width="2.005cm" svg:height="0.454cm" svg:x="3cm" svg:y="16.097cm">
          <draw:text-box>
            <text:p text:style-name="P5"><text:span text:style-name="T3">-Cúbico </text:span><text:span text:style-name="T4"><text:s/>N</text:span></text:p>
          </draw:text-box>
        </draw:frame>
        <draw:frame draw:style-name="gr21" draw:text-style-name="P8" draw:layer="layout" svg:width="0.27cm" svg:height="0.302cm" svg:x="4.643cm" svg:y="16.03cm">
          <draw:text-box>
            <text:p text:style-name="P5"><text:span text:style-name="T7">3</text:span></text:p>
          </draw:text-box>
        </draw:frame>
        <draw:frame draw:style-name="gr16" draw:text-style-name="P7" draw:layer="layout" svg:width="0.387cm" svg:height="0.454cm" svg:x="4.863cm" svg:y="16.097cm">
          <draw:text-box>
            <text:p text:style-name="P5"><text:span text:style-name="T3"><text:s/></text:span></text:p>
          </draw:text-box>
        </draw:frame>
        <draw:frame draw:style-name="gr23" draw:text-style-name="P7" draw:layer="layout" svg:width="2.627cm" svg:height="0.454cm" svg:x="3cm" svg:y="16.917cm">
          <draw:text-box>
            <text:p text:style-name="P5"><text:span text:style-name="T3">-Exponencial </text:span></text:p>
          </draw:text-box>
        </draw:frame>
        <draw:frame draw:style-name="gr15" draw:text-style-name="P7" draw:layer="layout" svg:width="0.387cm" svg:height="0.433cm" svg:x="5.164cm" svg:y="16.932cm">
          <draw:text-box>
            <text:p text:style-name="P5"><text:span text:style-name="T5">2</text:span></text:p>
          </draw:text-box>
        </draw:frame>
        <draw:frame draw:style-name="gr24" draw:text-style-name="P8" draw:layer="layout" svg:width="0.27cm" svg:height="0.315cm" svg:x="5.358cm" svg:y="16.84cm">
          <draw:text-box>
            <text:p text:style-name="P5"><text:span text:style-name="T8">N</text:span></text:p>
          </draw:text-box>
        </draw:frame>
        <draw:frame draw:style-name="gr16" draw:text-style-name="P7" draw:layer="layout" svg:width="0.387cm" svg:height="0.454cm" svg:x="5.653cm" svg:y="16.917cm">
          <draw:text-box>
            <text:p text:style-name="P5"><text:span text:style-name="T3"><text:s/></text:span></text:p>
          </draw:text-box>
        </draw:frame>
        <draw:frame draw:style-name="gr25" draw:text-style-name="P7" draw:layer="layout" svg:width="1.95cm" svg:height="0.454cm" svg:x="3cm" svg:y="17.738cm">
          <draw:text-box>
            <text:p text:style-name="P5"><text:span text:style-name="T3">-Factorial</text:span><text:span text:style-name="T9">​ </text:span></text:p>
          </draw:text-box>
        </draw:frame>
        <draw:frame draw:style-name="gr15" draw:text-style-name="P7" draw:layer="layout" svg:width="0.387cm" svg:height="0.433cm" svg:x="4.932cm" svg:y="17.752cm">
          <draw:text-box>
            <text:p text:style-name="P5"><text:span text:style-name="T5">!</text:span></text:p>
          </draw:text-box>
        </draw:frame>
        <draw:frame draw:style-name="gr26" draw:text-style-name="P7" draw:layer="layout" svg:width="0.565cm" svg:height="0.454cm" svg:x="4.631cm" svg:y="17.738cm">
          <draw:text-box>
            <text:p text:style-name="P5"><text:span text:style-name="T4">N</text:span><text:span text:style-name="T6"> <text:s/></text:span></text:p>
          </draw:text-box>
        </draw:frame>
        <draw:frame draw:style-name="gr16" draw:text-style-name="P7" draw:layer="layout" svg:width="0.387cm" svg:height="0.454cm" svg:x="3.635cm" svg:y="18.558cm">
          <draw:text-box>
            <text:p text:style-name="P5"><text:span text:style-name="T3">1.</text:span></text:p>
          </draw:text-box>
        </draw:frame>
        <draw:frame draw:style-name="gr16" draw:text-style-name="P7" draw:layer="layout" svg:width="0.387cm" svg:height="0.454cm" svg:x="5.368cm" svg:y="18.558cm">
          <draw:text-box>
            <text:p text:style-name="P5"><text:span text:style-name="T6">.</text:span></text:p>
          </draw:text-box>
        </draw:frame>
        <draw:frame draw:style-name="gr14" draw:text-style-name="P7" draw:layer="layout" svg:width="0.485cm" svg:height="0.454cm" svg:x="4.449cm" svg:y="18.558cm">
          <draw:text-box>
            <text:p text:style-name="P5"><text:span text:style-name="T4">og</text:span></text:p>
          </draw:text-box>
        </draw:frame>
        <draw:frame draw:style-name="gr15" draw:text-style-name="P7" draw:layer="layout" svg:width="0.387cm" svg:height="0.433cm" svg:x="4.85cm" svg:y="18.572cm">
          <draw:text-box>
            <text:p text:style-name="P5"><text:span text:style-name="T5">(</text:span></text:p>
          </draw:text-box>
        </draw:frame>
        <draw:frame draw:style-name="gr16" draw:text-style-name="P7" draw:layer="layout" svg:width="0.387cm" svg:height="0.454cm" svg:x="4.979cm" svg:y="18.558cm">
          <draw:text-box>
            <text:p text:style-name="P5"><text:span text:style-name="T4">n</text:span></text:p>
          </draw:text-box>
        </draw:frame>
        <draw:frame draw:style-name="gr15" draw:text-style-name="P7" draw:layer="layout" svg:width="0.387cm" svg:height="0.433cm" svg:x="5.173cm" svg:y="18.572cm">
          <draw:text-box>
            <text:p text:style-name="P5"><text:span text:style-name="T5">)</text:span></text:p>
          </draw:text-box>
        </draw:frame>
        <draw:frame draw:style-name="gr16" draw:text-style-name="P7" draw:layer="layout" svg:width="0.387cm" svg:height="0.454cm" svg:x="4.334cm" svg:y="18.558cm">
          <draw:text-box>
            <text:p text:style-name="P5"><text:span text:style-name="T4">l</text:span></text:p>
          </draw:text-box>
        </draw:frame>
        <draw:frame draw:style-name="gr16" draw:text-style-name="P7" draw:layer="layout" svg:width="0.387cm" svg:height="0.454cm" svg:x="5.471cm" svg:y="18.558cm">
          <draw:text-box>
            <text:p text:style-name="P5"><text:span text:style-name="T6"><text:s/></text:span></text:p>
          </draw:text-box>
        </draw:frame>
        <draw:frame draw:style-name="gr27" draw:text-style-name="P7" draw:layer="layout" svg:width="5.378cm" svg:height="0.454cm" svg:x="3cm" svg:y="19.087cm">
          <draw:text-box>
            <text:p text:style-name="P5"><text:span text:style-name="T3">Árbol binario de búsqueda. </text:span></text:p>
          </draw:text-box>
        </draw:frame>
        <draw:frame draw:style-name="gr28" draw:text-style-name="P7" draw:layer="layout" svg:width="7.233cm" svg:height="0.454cm" svg:x="3cm" svg:y="19.59cm">
          <draw:text-box>
            <text:p text:style-name="P5"><text:span text:style-name="T3">¿por qué calza en esta complejidad? </text:span></text:p>
          </draw:text-box>
        </draw:frame>
        <draw:frame draw:style-name="gr29" draw:text-style-name="P7" draw:layer="layout" svg:width="17.503cm" svg:height="0.454cm" svg:x="3cm" svg:y="20.092cm">
          <draw:text-box>
            <text:p text:style-name="P5"><text:span text:style-name="T3">Porque en este algoritmo no se compara de uno en uno, sino que se divide a la mitad los </text:span></text:p>
          </draw:text-box>
        </draw:frame>
        <draw:frame draw:style-name="gr30" draw:text-style-name="P7" draw:layer="layout" svg:width="16.504cm" svg:height="0.454cm" svg:x="4.27cm" svg:y="20.595cm">
          <draw:text-box>
            <text:p text:style-name="P5"><text:span text:style-name="T3">elementos y así hace la búsqueda más eficiente. Por ejemplo, buscar un número de </text:span></text:p>
          </draw:text-box>
        </draw:frame>
        <draw:frame draw:style-name="gr31" draw:text-style-name="P7" draw:layer="layout" svg:width="12.668cm" svg:height="0.454cm" svg:x="4.27cm" svg:y="21.098cm">
          <draw:text-box>
            <text:p text:style-name="P5"><text:span text:style-name="T3">teléfono en una guía telefónica, es búsqueda se comporta como </text:span></text:p>
          </draw:text-box>
        </draw:frame>
        <draw:frame draw:style-name="gr32" draw:text-style-name="P7" draw:layer="layout" svg:width="2.796cm" svg:height="0.454cm" svg:x="15.556cm" svg:y="21.098cm">
          <draw:text-box>
            <text:p text:style-name="P5"><text:span text:style-name="T3">, porque no se</text:span></text:p>
          </draw:text-box>
        </draw:frame>
        <draw:frame draw:style-name="gr14" draw:text-style-name="P7" draw:layer="layout" svg:width="0.485cm" svg:height="0.454cm" svg:x="14.637cm" svg:y="21.098cm">
          <draw:text-box>
            <text:p text:style-name="P5"><text:span text:style-name="T4">og</text:span></text:p>
          </draw:text-box>
        </draw:frame>
        <draw:frame draw:style-name="gr15" draw:text-style-name="P7" draw:layer="layout" svg:width="0.387cm" svg:height="0.433cm" svg:x="15.038cm" svg:y="21.112cm">
          <draw:text-box>
            <text:p text:style-name="P5"><text:span text:style-name="T5">(</text:span></text:p>
          </draw:text-box>
        </draw:frame>
        <draw:frame draw:style-name="gr16" draw:text-style-name="P7" draw:layer="layout" svg:width="0.387cm" svg:height="0.454cm" svg:x="15.167cm" svg:y="21.098cm">
          <draw:text-box>
            <text:p text:style-name="P5"><text:span text:style-name="T4">n</text:span></text:p>
          </draw:text-box>
        </draw:frame>
        <draw:frame draw:style-name="gr15" draw:text-style-name="P7" draw:layer="layout" svg:width="0.387cm" svg:height="0.433cm" svg:x="15.361cm" svg:y="21.112cm">
          <draw:text-box>
            <text:p text:style-name="P5"><text:span text:style-name="T5">)</text:span></text:p>
          </draw:text-box>
        </draw:frame>
        <draw:frame draw:style-name="gr16" draw:text-style-name="P7" draw:layer="layout" svg:width="0.387cm" svg:height="0.454cm" svg:x="14.522cm" svg:y="21.098cm">
          <draw:text-box>
            <text:p text:style-name="P5"><text:span text:style-name="T4">l</text:span></text:p>
          </draw:text-box>
        </draw:frame>
        <draw:frame draw:style-name="gr16" draw:text-style-name="P7" draw:layer="layout" svg:width="0.387cm" svg:height="0.454cm" svg:x="17.813cm" svg:y="21.098cm">
          <draw:text-box>
            <text:p text:style-name="P5"><text:span text:style-name="T3"><text:s/></text:span></text:p>
          </draw:text-box>
        </draw:frame>
        <draw:frame draw:style-name="gr33" draw:text-style-name="P7" draw:layer="layout" svg:width="17.211cm" svg:height="0.454cm" svg:x="4.27cm" svg:y="21.627cm">
          <draw:text-box>
            <text:p text:style-name="P5"><text:span text:style-name="T3">hace una búsqueda uno por uno, sino que se puede hacer una búsqueda más eficiente, </text:span></text:p>
          </draw:text-box>
        </draw:frame>
        <draw:frame draw:style-name="gr34" draw:text-style-name="P7" draw:layer="layout" svg:width="17.617cm" svg:height="0.454cm" svg:x="4.27cm" svg:y="22.13cm">
          <draw:text-box>
            <text:p text:style-name="P5"><text:span text:style-name="T3">que es buscar alfabéticamente lo que nos permite descartar gran parte de la información </text:span></text:p>
          </draw:text-box>
        </draw:frame>
        <draw:frame draw:style-name="gr35" draw:text-style-name="P7" draw:layer="layout" svg:width="5.353cm" svg:height="0.454cm" svg:x="4.27cm" svg:y="22.632cm">
          <draw:text-box>
            <text:p text:style-name="P5"><text:span text:style-name="T3">con una sola comparación. </text:span></text:p>
          </draw:text-box>
        </draw:frame>
        <draw:frame draw:style-name="gr36" draw:text-style-name="P7" draw:layer="layout" svg:width="19.048cm" svg:height="0.454cm" svg:x="3cm" svg:y="23.135cm">
          <draw:text-box>
            <text:p text:style-name="P5"><text:span text:style-name="T3">En el caso del árbol binario de búsqueda en cada comparación se puede descartar la mitad de la </text:span></text:p>
          </draw:text-box>
        </draw:frame>
        <draw:frame draw:style-name="gr37" draw:text-style-name="P7" draw:layer="layout" svg:width="2.563cm" svg:height="0.454cm" svg:x="4.27cm" svg:y="23.638cm">
          <draw:text-box>
            <text:p text:style-name="P5"><text:span text:style-name="T3">información. </text:span></text:p>
          </draw:text-box>
        </draw:frame>
        <draw:frame draw:style-name="gr38" draw:text-style-name="P7" draw:layer="layout" svg:width="14.192cm" svg:height="0.454cm" svg:x="3cm" svg:y="24.14cm">
          <draw:text-box>
            <text:p text:style-name="P5"><text:span text:style-name="T3">Característica para determinar si un algoritmo cae en esta complejidad: </text:span></text:p>
          </draw:text-box>
        </draw:frame>
      </draw:page>
      <draw:page draw:name="page3" draw:style-name="dp1" draw:master-page-name="master-page3">
        <draw:polygon draw:style-name="gr2" draw:text-style-name="P4" draw:layer="layout" svg:width="21.59cm" svg:height="27.94cm" svg:x="0cm" svg:y="0cm" svg:viewBox="0 0 21591 27941" draw:points="0,0 21591,0 21591,27941 0,27941">
          <text:p/>
        </draw:polygon>
        <draw:polygon draw:style-name="gr2" draw:text-style-name="P4" draw:layer="layout" svg:width="21.59cm" svg:height="27.94cm" svg:x="0cm" svg:y="0cm" svg:viewBox="0 0 21591 27941" draw:points="0,0 21591,0 21591,27941 0,27941">
          <text:p/>
        </draw:polygon>
        <draw:polygon draw:style-name="gr2" draw:text-style-name="P4" draw:layer="layout" svg:width="21.59cm" svg:height="83.82cm" svg:x="0cm" svg:y="-27.94cm" svg:viewBox="0 0 21591 83821" draw:points="0,0 21591,0 21591,83821 0,83821">
          <text:p/>
        </draw:polygon>
        <draw:polygon draw:style-name="gr2" draw:text-style-name="P4" draw:layer="layout" svg:width="21.59cm" svg:height="27.913cm" svg:x="0cm" svg:y="0cm" svg:viewBox="0 0 21591 27914" draw:points="0,0 21591,0 21591,27914 0,27914">
          <text:p/>
        </draw:polygon>
        <draw:polygon draw:style-name="gr2" draw:text-style-name="P4" draw:layer="layout" svg:width="21.59cm" svg:height="25.453cm" svg:x="0cm" svg:y="2.487cm" svg:viewBox="0 0 21591 25454" draw:points="0,0 21591,0 21591,25454 0,25454">
          <text:p/>
        </draw:polygon>
        <draw:frame draw:style-name="gr39" draw:text-style-name="P7" draw:layer="layout" svg:width="19.513cm" svg:height="0.454cm" svg:x="3cm" svg:y="2.524cm">
          <draw:text-box>
            <text:p text:style-name="P5"><text:span text:style-name="T3">El algoritmo debe dividir los elementos a la mitad y así sucesivamente en orden de menor a mayor </text:span></text:p>
          </draw:text-box>
        </draw:frame>
        <draw:frame draw:style-name="gr40" draw:text-style-name="P7" draw:layer="layout" svg:width="10.014cm" svg:height="0.454cm" svg:x="4.27cm" svg:y="3.027cm">
          <draw:text-box>
            <text:p text:style-name="P5"><text:span text:style-name="T3">para lograr llegar con mayor facilidad al resultado. </text:span></text:p>
          </draw:text-box>
        </draw:frame>
        <draw:frame draw:style-name="gr16" draw:text-style-name="P7" draw:layer="layout" svg:width="0.387cm" svg:height="0.454cm" svg:x="3.635cm" svg:y="3.529cm">
          <draw:text-box>
            <text:p text:style-name="P5"><text:span text:style-name="T3">2.</text:span></text:p>
          </draw:text-box>
        </draw:frame>
        <draw:frame draw:style-name="gr41" draw:text-style-name="P7" draw:layer="layout" svg:width="0.54cm" svg:height="0.454cm" svg:x="4.334cm" svg:y="3.529cm">
          <draw:text-box>
            <text:p text:style-name="P5"><text:span text:style-name="T4">N</text:span><text:span text:style-name="T3"> <text:s/></text:span></text:p>
          </draw:text-box>
        </draw:frame>
        <draw:frame draw:style-name="gr42" draw:text-style-name="P7" draw:layer="layout" svg:width="4.367cm" svg:height="0.454cm" svg:x="3cm" svg:y="4.059cm">
          <draw:text-box>
            <text:p text:style-name="P5"><text:span text:style-name="T3">Búsqueda secuencial. </text:span></text:p>
          </draw:text-box>
        </draw:frame>
        <draw:frame draw:style-name="gr28" draw:text-style-name="P7" draw:layer="layout" svg:width="7.233cm" svg:height="0.454cm" svg:x="3cm" svg:y="4.561cm">
          <draw:text-box>
            <text:p text:style-name="P5"><text:span text:style-name="T3">¿por qué calza en esta complejidad? </text:span></text:p>
          </draw:text-box>
        </draw:frame>
        <draw:frame draw:style-name="gr43" draw:text-style-name="P7" draw:layer="layout" svg:width="18.654cm" svg:height="0.454cm" svg:x="3cm" svg:y="5.064cm">
          <draw:text-box>
            <text:p text:style-name="P5"><text:span text:style-name="T3">Calza en la complejidad porque su patrón de comportamiento al comparar es lineal, pues lo va </text:span></text:p>
          </draw:text-box>
        </draw:frame>
        <draw:frame draw:style-name="gr44" draw:text-style-name="P7" draw:layer="layout" svg:width="16.91cm" svg:height="0.454cm" svg:x="4.27cm" svg:y="5.567cm">
          <draw:text-box>
            <text:p text:style-name="P5"><text:span text:style-name="T3">haciendo de uno en uno sin causar que en algún momento pierda su linealidad, eso sí </text:span></text:p>
          </draw:text-box>
        </draw:frame>
        <draw:frame draw:style-name="gr45" draw:text-style-name="P7" draw:layer="layout" svg:width="16.643cm" svg:height="0.454cm" svg:x="4.27cm" svg:y="6.069cm">
          <draw:text-box>
            <text:p text:style-name="P5"><text:span text:style-name="T3">entre más grande sea la lista más dura, sin embargo, sigue siendo lineal/secuencial. </text:span></text:p>
          </draw:text-box>
        </draw:frame>
        <draw:frame draw:style-name="gr38" draw:text-style-name="P7" draw:layer="layout" svg:width="14.192cm" svg:height="0.454cm" svg:x="3cm" svg:y="6.572cm">
          <draw:text-box>
            <text:p text:style-name="P5"><text:span text:style-name="T3">Característica para determinar si un algoritmo cae en esta complejidad: </text:span></text:p>
          </draw:text-box>
        </draw:frame>
        <draw:frame draw:style-name="gr46" draw:text-style-name="P7" draw:layer="layout" svg:width="19.094cm" svg:height="0.454cm" svg:x="3cm" svg:y="7.075cm">
          <draw:text-box>
            <text:p text:style-name="P5"><text:span text:style-name="T3">Al momento de probar el algoritmo este debe de realizar las comparaciones de manera lineal sin </text:span></text:p>
          </draw:text-box>
        </draw:frame>
        <draw:frame draw:style-name="gr47" draw:text-style-name="P7" draw:layer="layout" svg:width="5.302cm" svg:height="0.454cm" svg:x="4.27cm" svg:y="7.578cm">
          <draw:text-box>
            <text:p text:style-name="P5"><text:span text:style-name="T3">saltarse o alterar el orden. </text:span></text:p>
          </draw:text-box>
        </draw:frame>
        <draw:frame draw:style-name="gr16" draw:text-style-name="P7" draw:layer="layout" svg:width="0.387cm" svg:height="0.454cm" svg:x="3.635cm" svg:y="8.08cm">
          <draw:text-box>
            <text:p text:style-name="P5"><text:span text:style-name="T3">3.</text:span></text:p>
          </draw:text-box>
        </draw:frame>
        <draw:frame draw:style-name="gr15" draw:text-style-name="P7" draw:layer="layout" svg:width="0.387cm" svg:height="0.433cm" svg:x="4.635cm" svg:y="8.095cm">
          <draw:text-box>
            <text:p text:style-name="P5"><text:span text:style-name="T5"><text:s/></text:span></text:p>
          </draw:text-box>
        </draw:frame>
        <draw:frame draw:style-name="gr19" draw:text-style-name="P7" draw:layer="layout" svg:width="0.595cm" svg:height="0.454cm" svg:x="4.732cm" svg:y="8.08cm">
          <draw:text-box>
            <text:p text:style-name="P5"><text:span text:style-name="T4">log</text:span></text:p>
          </draw:text-box>
        </draw:frame>
        <draw:frame draw:style-name="gr15" draw:text-style-name="P7" draw:layer="layout" svg:width="0.387cm" svg:height="0.433cm" svg:x="5.248cm" svg:y="8.095cm">
          <draw:text-box>
            <text:p text:style-name="P5"><text:span text:style-name="T5">(</text:span></text:p>
          </draw:text-box>
        </draw:frame>
        <draw:frame draw:style-name="gr16" draw:text-style-name="P7" draw:layer="layout" svg:width="0.387cm" svg:height="0.454cm" svg:x="5.377cm" svg:y="8.08cm">
          <draw:text-box>
            <text:p text:style-name="P5"><text:span text:style-name="T4">n</text:span></text:p>
          </draw:text-box>
        </draw:frame>
        <draw:frame draw:style-name="gr15" draw:text-style-name="P7" draw:layer="layout" svg:width="0.387cm" svg:height="0.433cm" svg:x="5.571cm" svg:y="8.095cm">
          <draw:text-box>
            <text:p text:style-name="P5"><text:span text:style-name="T5">)</text:span></text:p>
          </draw:text-box>
        </draw:frame>
        <draw:frame draw:style-name="gr16" draw:text-style-name="P7" draw:layer="layout" svg:width="0.387cm" svg:height="0.454cm" svg:x="4.334cm" svg:y="8.08cm">
          <draw:text-box>
            <text:p text:style-name="P5"><text:span text:style-name="T4">N</text:span></text:p>
          </draw:text-box>
        </draw:frame>
        <draw:frame draw:style-name="gr16" draw:text-style-name="P7" draw:layer="layout" svg:width="0.387cm" svg:height="0.454cm" svg:x="5.766cm" svg:y="8.08cm">
          <draw:text-box>
            <text:p text:style-name="P5"><text:span text:style-name="T3"><text:s/></text:span></text:p>
          </draw:text-box>
        </draw:frame>
        <draw:frame draw:style-name="gr48" draw:text-style-name="P7" draw:layer="layout" svg:width="2.102cm" svg:height="0.454cm" svg:x="3cm" svg:y="8.609cm">
          <draw:text-box>
            <text:p text:style-name="P5"><text:span text:style-name="T3">Quicksort. </text:span></text:p>
          </draw:text-box>
        </draw:frame>
        <draw:frame draw:style-name="gr28" draw:text-style-name="P7" draw:layer="layout" svg:width="7.233cm" svg:height="0.454cm" svg:x="3cm" svg:y="9.112cm">
          <draw:text-box>
            <text:p text:style-name="P5"><text:span text:style-name="T3">¿por qué calza en esta complejidad? </text:span></text:p>
          </draw:text-box>
        </draw:frame>
        <draw:frame draw:style-name="gr49" draw:text-style-name="P7" draw:layer="layout" svg:width="19.484cm" svg:height="0.454cm" svg:x="3cm" svg:y="9.615cm">
          <draw:text-box>
            <text:p text:style-name="P5"><text:span text:style-name="T3">Es como unir las dos anteriores, analizando el Quicksort paso a paso, este hace particiones y luego </text:span></text:p>
          </draw:text-box>
        </draw:frame>
        <draw:frame draw:style-name="gr50" draw:text-style-name="P7" draw:layer="layout" svg:width="17.892cm" svg:height="0.454cm" svg:x="4.27cm" svg:y="10.118cm">
          <draw:text-box>
            <text:p text:style-name="P5"><text:span text:style-name="T3">simplemente comparaciones secuenciales, entonces entendiendo que las particiones en la </text:span></text:p>
          </draw:text-box>
        </draw:frame>
        <draw:frame draw:style-name="gr51" draw:text-style-name="P7" draw:layer="layout" svg:width="15.284cm" svg:height="0.454cm" svg:x="4.27cm" svg:y="10.62cm">
          <draw:text-box>
            <text:p text:style-name="P5"><text:span text:style-name="T3">lista de elementos para comparar generan un comportamiento con la función </text:span></text:p>
          </draw:text-box>
        </draw:frame>
        <draw:frame draw:style-name="gr52" draw:text-style-name="P7" draw:layer="layout" svg:width="0.476cm" svg:height="0.454cm" svg:x="17.681cm" svg:y="10.62cm">
          <draw:text-box>
            <text:p text:style-name="P5"><text:span text:style-name="T3">, y</text:span></text:p>
          </draw:text-box>
        </draw:frame>
        <draw:frame draw:style-name="gr14" draw:text-style-name="P7" draw:layer="layout" svg:width="0.485cm" svg:height="0.454cm" svg:x="16.762cm" svg:y="10.62cm">
          <draw:text-box>
            <text:p text:style-name="P5"><text:span text:style-name="T4">og</text:span></text:p>
          </draw:text-box>
        </draw:frame>
        <draw:frame draw:style-name="gr15" draw:text-style-name="P7" draw:layer="layout" svg:width="0.387cm" svg:height="0.433cm" svg:x="17.163cm" svg:y="10.635cm">
          <draw:text-box>
            <text:p text:style-name="P5"><text:span text:style-name="T5">(</text:span></text:p>
          </draw:text-box>
        </draw:frame>
        <draw:frame draw:style-name="gr16" draw:text-style-name="P7" draw:layer="layout" svg:width="0.387cm" svg:height="0.454cm" svg:x="17.292cm" svg:y="10.62cm">
          <draw:text-box>
            <text:p text:style-name="P5"><text:span text:style-name="T4">n</text:span></text:p>
          </draw:text-box>
        </draw:frame>
        <draw:frame draw:style-name="gr15" draw:text-style-name="P7" draw:layer="layout" svg:width="0.387cm" svg:height="0.433cm" svg:x="17.486cm" svg:y="10.635cm">
          <draw:text-box>
            <text:p text:style-name="P5"><text:span text:style-name="T5">)</text:span></text:p>
          </draw:text-box>
        </draw:frame>
        <draw:frame draw:style-name="gr16" draw:text-style-name="P7" draw:layer="layout" svg:width="0.387cm" svg:height="0.454cm" svg:x="16.647cm" svg:y="10.62cm">
          <draw:text-box>
            <text:p text:style-name="P5"><text:span text:style-name="T4">l</text:span></text:p>
          </draw:text-box>
        </draw:frame>
        <draw:frame draw:style-name="gr16" draw:text-style-name="P7" draw:layer="layout" svg:width="0.387cm" svg:height="0.454cm" svg:x="18.041cm" svg:y="10.62cm">
          <draw:text-box>
            <text:p text:style-name="P5"><text:span text:style-name="T3"><text:s/></text:span></text:p>
          </draw:text-box>
        </draw:frame>
        <draw:frame draw:style-name="gr53" draw:text-style-name="P7" draw:layer="layout" svg:width="13.676cm" svg:height="0.454cm" svg:x="4.27cm" svg:y="11.149cm">
          <draw:text-box>
            <text:p text:style-name="P5"><text:span text:style-name="T3">que luego hace procesos de comparaciones secuenciales de la forma </text:span></text:p>
          </draw:text-box>
        </draw:frame>
        <draw:frame draw:style-name="gr16" draw:text-style-name="P7" draw:layer="layout" svg:width="0.387cm" svg:height="0.454cm" svg:x="15.602cm" svg:y="11.149cm">
          <draw:text-box>
            <text:p text:style-name="P5"><text:span text:style-name="T3">.</text:span></text:p>
          </draw:text-box>
        </draw:frame>
        <draw:frame draw:style-name="gr41" draw:text-style-name="P7" draw:layer="layout" svg:width="0.54cm" svg:height="0.454cm" svg:x="15.236cm" svg:y="11.149cm">
          <draw:text-box>
            <text:p text:style-name="P5"><text:span text:style-name="T4">N</text:span><text:span text:style-name="T3"> <text:s/></text:span></text:p>
          </draw:text-box>
        </draw:frame>
        <draw:frame draw:style-name="gr54" draw:text-style-name="P7" draw:layer="layout" svg:width="18.116cm" svg:height="0.454cm" svg:x="3cm" svg:y="11.679cm">
          <draw:text-box>
            <text:p text:style-name="P5"><text:span text:style-name="T3">Es decir, el Quicksort hace procesos algorítmicos al dividir los elementos, y lineales luego al </text:span></text:p>
          </draw:text-box>
        </draw:frame>
        <draw:frame draw:style-name="gr55" draw:text-style-name="P7" draw:layer="layout" svg:width="4.214cm" svg:height="0.454cm" svg:x="4.27cm" svg:y="12.181cm">
          <draw:text-box>
            <text:p text:style-name="P5"><text:span text:style-name="T3">comparar, por lo que </text:span></text:p>
          </draw:text-box>
        </draw:frame>
        <draw:frame draw:style-name="gr56" draw:text-style-name="P7" draw:layer="layout" svg:width="8.968cm" svg:height="0.454cm" svg:x="9.174cm" svg:y="12.181cm">
          <draw:text-box>
            <text:p text:style-name="P5"><text:span text:style-name="T3"><text:s/></text:span><text:span text:style-name="T3">puede verse como la combinación de ambos.</text:span></text:p>
          </draw:text-box>
        </draw:frame>
        <draw:frame draw:style-name="gr15" draw:text-style-name="P7" draw:layer="layout" svg:width="0.387cm" svg:height="0.433cm" svg:x="8.044cm" svg:y="12.196cm">
          <draw:text-box>
            <text:p text:style-name="P5"><text:span text:style-name="T5"><text:s/></text:span></text:p>
          </draw:text-box>
        </draw:frame>
        <draw:frame draw:style-name="gr19" draw:text-style-name="P7" draw:layer="layout" svg:width="0.595cm" svg:height="0.454cm" svg:x="8.141cm" svg:y="12.181cm">
          <draw:text-box>
            <text:p text:style-name="P5"><text:span text:style-name="T4">log</text:span></text:p>
          </draw:text-box>
        </draw:frame>
        <draw:frame draw:style-name="gr15" draw:text-style-name="P7" draw:layer="layout" svg:width="0.387cm" svg:height="0.433cm" svg:x="8.656cm" svg:y="12.196cm">
          <draw:text-box>
            <text:p text:style-name="P5"><text:span text:style-name="T5">(</text:span></text:p>
          </draw:text-box>
        </draw:frame>
        <draw:frame draw:style-name="gr16" draw:text-style-name="P7" draw:layer="layout" svg:width="0.387cm" svg:height="0.454cm" svg:x="8.785cm" svg:y="12.181cm">
          <draw:text-box>
            <text:p text:style-name="P5"><text:span text:style-name="T4">n</text:span></text:p>
          </draw:text-box>
        </draw:frame>
        <draw:frame draw:style-name="gr15" draw:text-style-name="P7" draw:layer="layout" svg:width="0.387cm" svg:height="0.433cm" svg:x="8.979cm" svg:y="12.196cm">
          <draw:text-box>
            <text:p text:style-name="P5"><text:span text:style-name="T5">)</text:span></text:p>
          </draw:text-box>
        </draw:frame>
        <draw:frame draw:style-name="gr16" draw:text-style-name="P7" draw:layer="layout" svg:width="0.387cm" svg:height="0.454cm" svg:x="7.743cm" svg:y="12.181cm">
          <draw:text-box>
            <text:p text:style-name="P5"><text:span text:style-name="T4">N</text:span></text:p>
          </draw:text-box>
        </draw:frame>
        <draw:frame draw:style-name="gr16" draw:text-style-name="P7" draw:layer="layout" svg:width="0.387cm" svg:height="0.454cm" svg:x="16.362cm" svg:y="12.181cm">
          <draw:text-box>
            <text:p text:style-name="P5"><text:span text:style-name="T3"><text:s/></text:span></text:p>
          </draw:text-box>
        </draw:frame>
        <draw:frame draw:style-name="gr38" draw:text-style-name="P7" draw:layer="layout" svg:width="14.192cm" svg:height="0.454cm" svg:x="3cm" svg:y="12.71cm">
          <draw:text-box>
            <text:p text:style-name="P5"><text:span text:style-name="T3">Característica para determinar si un algoritmo cae en esta complejidad: </text:span></text:p>
          </draw:text-box>
        </draw:frame>
        <draw:frame draw:style-name="gr57" draw:text-style-name="P7" draw:layer="layout" svg:width="19.585cm" svg:height="0.454cm" svg:x="3cm" svg:y="13.213cm">
          <draw:text-box>
            <text:p text:style-name="P5"><text:span text:style-name="T3">para saber si un algoritmo cae en esta complejidad debemos revisar dicho algoritmo revisando que </text:span></text:p>
          </draw:text-box>
        </draw:frame>
        <draw:frame draw:style-name="gr58" draw:text-style-name="P7" draw:layer="layout" svg:width="18.104cm" svg:height="0.454cm" svg:x="4.27cm" svg:y="13.716cm">
          <draw:text-box>
            <text:p text:style-name="P5"><text:span text:style-name="T3">cumpla con las características de que primero divide los datos a la mitad y luego lo hace de </text:span></text:p>
          </draw:text-box>
        </draw:frame>
        <draw:frame draw:style-name="gr59" draw:text-style-name="P7" draw:layer="layout" svg:width="2.804cm" svg:height="0.454cm" svg:x="4.27cm" svg:y="14.219cm">
          <draw:text-box>
            <text:p text:style-name="P5"><text:span text:style-name="T3">manera lineal </text:span></text:p>
          </draw:text-box>
        </draw:frame>
        <draw:frame draw:style-name="gr16" draw:text-style-name="P7" draw:layer="layout" svg:width="0.387cm" svg:height="0.454cm" svg:x="3.635cm" svg:y="14.721cm">
          <draw:text-box>
            <text:p text:style-name="P5"><text:span text:style-name="T3">4.</text:span></text:p>
          </draw:text-box>
        </draw:frame>
        <draw:frame draw:style-name="gr16" draw:text-style-name="P7" draw:layer="layout" svg:width="0.387cm" svg:height="0.454cm" svg:x="4.334cm" svg:y="14.721cm">
          <draw:text-box>
            <text:p text:style-name="P5"><text:span text:style-name="T4">N</text:span></text:p>
          </draw:text-box>
        </draw:frame>
        <draw:frame draw:style-name="gr21" draw:text-style-name="P8" draw:layer="layout" svg:width="0.27cm" svg:height="0.302cm" svg:x="4.635cm" svg:y="14.654cm">
          <draw:text-box>
            <text:p text:style-name="P5"><text:span text:style-name="T7">2</text:span></text:p>
          </draw:text-box>
        </draw:frame>
        <draw:frame draw:style-name="gr16" draw:text-style-name="P7" draw:layer="layout" svg:width="0.387cm" svg:height="0.454cm" svg:x="4.855cm" svg:y="14.721cm">
          <draw:text-box>
            <text:p text:style-name="P5"><text:span text:style-name="T3"><text:s/></text:span></text:p>
          </draw:text-box>
        </draw:frame>
        <draw:frame draw:style-name="gr60" draw:text-style-name="P7" draw:layer="layout" svg:width="2.398cm" svg:height="0.454cm" svg:x="3cm" svg:y="15.25cm">
          <draw:text-box>
            <text:p text:style-name="P5"><text:span text:style-name="T3">Bubble Sort </text:span></text:p>
          </draw:text-box>
        </draw:frame>
        <draw:frame draw:style-name="gr28" draw:text-style-name="P7" draw:layer="layout" svg:width="7.233cm" svg:height="0.454cm" svg:x="3cm" svg:y="15.753cm">
          <draw:text-box>
            <text:p text:style-name="P5"><text:span text:style-name="T3">¿por qué calza en esta complejidad? </text:span></text:p>
          </draw:text-box>
        </draw:frame>
        <draw:frame draw:style-name="gr61" draw:text-style-name="P7" draw:layer="layout" svg:width="7.982cm" svg:height="0.454cm" svg:x="3cm" svg:y="16.256cm">
          <draw:text-box>
            <text:p text:style-name="P5"><text:span text:style-name="T3">Se tiene que un algoritmo de orden dos, </text:span></text:p>
          </draw:text-box>
        </draw:frame>
        <draw:polygon draw:style-name="gr62" draw:text-style-name="P9" draw:layer="layout" svg:width="0cm" svg:height="0cm" svg:x="0cm" svg:y="-27.94cm" svg:viewBox="0 0 0 0" draw:points="0,0">
          <text:p/>
        </draw:polygon>
        <draw:frame draw:style-name="gr16" draw:text-style-name="P7" draw:layer="layout" svg:width="0.387cm" svg:height="0.454cm" svg:x="9.997cm" svg:y="16.256cm">
          <draw:text-box>
            <text:p text:style-name="P5"><text:span text:style-name="T6"><text:s/></text:span><text:span text:style-name="T9">​</text:span></text:p>
          </draw:text-box>
        </draw:frame>
        <draw:frame draw:style-name="gr63" draw:text-style-name="P7" draw:layer="layout" svg:width="4.498cm" svg:height="0.454cm" svg:x="10.085cm" svg:y="16.256cm">
          <draw:text-box>
            <text:p text:style-name="P5"><text:span text:style-name="T3">es la multiplicación de </text:span></text:p>
          </draw:text-box>
        </draw:frame>
        <draw:frame draw:style-name="gr16" draw:text-style-name="P7" draw:layer="layout" svg:width="0.387cm" svg:height="0.454cm" svg:x="14.096cm" svg:y="16.256cm">
          <draw:text-box>
            <text:p text:style-name="P5"><text:span text:style-name="T6">*</text:span></text:p>
          </draw:text-box>
        </draw:frame>
        <draw:frame draw:style-name="gr64" draw:text-style-name="P7" draw:layer="layout" svg:width="3.842cm" svg:height="0.454cm" svg:x="14.719cm" svg:y="16.256cm">
          <draw:text-box>
            <text:p text:style-name="P5"><text:span text:style-name="T3">, ósea dos procesos</text:span></text:p>
          </draw:text-box>
        </draw:frame>
        <draw:frame draw:style-name="gr16" draw:text-style-name="P7" draw:layer="layout" svg:width="0.387cm" svg:height="0.454cm" svg:x="9.476cm" svg:y="16.256cm">
          <draw:text-box>
            <text:p text:style-name="P5"><text:span text:style-name="T4">N</text:span></text:p>
          </draw:text-box>
        </draw:frame>
        <draw:frame draw:style-name="gr21" draw:text-style-name="P8" draw:layer="layout" svg:width="0.27cm" svg:height="0.302cm" svg:x="9.777cm" svg:y="16.189cm">
          <draw:text-box>
            <text:p text:style-name="P5"><text:span text:style-name="T7">2</text:span></text:p>
          </draw:text-box>
        </draw:frame>
        <draw:frame draw:style-name="gr16" draw:text-style-name="P7" draw:layer="layout" svg:width="0.387cm" svg:height="0.454cm" svg:x="13.73cm" svg:y="16.256cm">
          <draw:text-box>
            <text:p text:style-name="P5"><text:span text:style-name="T4">N</text:span></text:p>
          </draw:text-box>
        </draw:frame>
        <draw:frame draw:style-name="gr16" draw:text-style-name="P7" draw:layer="layout" svg:width="0.387cm" svg:height="0.454cm" svg:x="14.353cm" svg:y="16.256cm">
          <draw:text-box>
            <text:p text:style-name="P5"><text:span text:style-name="T4">N</text:span></text:p>
          </draw:text-box>
        </draw:frame>
        <draw:frame draw:style-name="gr16" draw:text-style-name="P7" draw:layer="layout" svg:width="0.387cm" svg:height="0.454cm" svg:x="17.781cm" svg:y="16.256cm">
          <draw:text-box>
            <text:p text:style-name="P5"><text:span text:style-name="T3"><text:s/></text:span></text:p>
          </draw:text-box>
        </draw:frame>
        <draw:frame draw:style-name="gr65" draw:text-style-name="P7" draw:layer="layout" svg:width="16.885cm" svg:height="0.454cm" svg:x="4.27cm" svg:y="16.785cm">
          <draw:text-box>
            <text:p text:style-name="P5"><text:span text:style-name="T3">lineales, esto lo podemos ver en algoritmos que tienen un bucle dentro de otro bucle, </text:span></text:p>
          </draw:text-box>
        </draw:frame>
        <draw:frame draw:style-name="gr66" draw:text-style-name="P7" draw:layer="layout" svg:width="14.704cm" svg:height="0.454cm" svg:x="4.27cm" svg:y="17.288cm">
          <draw:text-box>
            <text:p text:style-name="P5"><text:span text:style-name="T3">como lo es el caso del Bubble Sort, que tiene dos ciclos o bucles anidados. </text:span></text:p>
          </draw:text-box>
        </draw:frame>
        <draw:frame draw:style-name="gr38" draw:text-style-name="P7" draw:layer="layout" svg:width="14.192cm" svg:height="0.454cm" svg:x="3cm" svg:y="17.79cm">
          <draw:text-box>
            <text:p text:style-name="P5"><text:span text:style-name="T3">Característica para determinar si un algoritmo cae en esta complejidad: </text:span></text:p>
          </draw:text-box>
        </draw:frame>
        <draw:frame draw:style-name="gr67" draw:text-style-name="P7" draw:layer="layout" svg:width="17.702cm" svg:height="0.454cm" svg:x="3cm" svg:y="18.293cm">
          <draw:text-box>
            <text:p text:style-name="P5"><text:span text:style-name="T3">En este proceso el algoritmos debe de realizar dos ciclos a la vez , es decir; mientras está </text:span></text:p>
          </draw:text-box>
        </draw:frame>
        <draw:frame draw:style-name="gr68" draw:text-style-name="P7" draw:layer="layout" svg:width="9.878cm" svg:height="0.454cm" svg:x="4.27cm" svg:y="18.796cm">
          <draw:text-box>
            <text:p text:style-name="P5"><text:span text:style-name="T3">realizando un ciclo este debe estar dentro de otro </text:span></text:p>
          </draw:text-box>
        </draw:frame>
        <draw:frame draw:style-name="gr16" draw:text-style-name="P7" draw:layer="layout" svg:width="0.387cm" svg:height="0.454cm" svg:x="3.635cm" svg:y="19.299cm">
          <draw:text-box>
            <text:p text:style-name="P5"><text:span text:style-name="T3">5.</text:span></text:p>
          </draw:text-box>
        </draw:frame>
        <draw:frame draw:style-name="gr16" draw:text-style-name="P7" draw:layer="layout" svg:width="0.387cm" svg:height="0.454cm" svg:x="4.334cm" svg:y="19.299cm">
          <draw:text-box>
            <text:p text:style-name="P5"><text:span text:style-name="T4">N</text:span></text:p>
          </draw:text-box>
        </draw:frame>
        <draw:frame draw:style-name="gr21" draw:text-style-name="P8" draw:layer="layout" svg:width="0.27cm" svg:height="0.302cm" svg:x="4.635cm" svg:y="19.231cm">
          <draw:text-box>
            <text:p text:style-name="P5"><text:span text:style-name="T7">3</text:span></text:p>
          </draw:text-box>
        </draw:frame>
        <draw:frame draw:style-name="gr16" draw:text-style-name="P7" draw:layer="layout" svg:width="0.387cm" svg:height="0.454cm" svg:x="4.855cm" svg:y="19.299cm">
          <draw:text-box>
            <text:p text:style-name="P5"><text:span text:style-name="T3"><text:s/></text:span></text:p>
          </draw:text-box>
        </draw:frame>
        <draw:frame draw:style-name="gr69" draw:text-style-name="P7" draw:layer="layout" svg:width="6.945cm" svg:height="0.454cm" svg:x="3cm" svg:y="19.828cm">
          <draw:text-box>
            <text:p text:style-name="P5"><text:span text:style-name="T3">Recorrer una matriz tridimensional </text:span></text:p>
          </draw:text-box>
        </draw:frame>
        <draw:frame draw:style-name="gr28" draw:text-style-name="P7" draw:layer="layout" svg:width="7.233cm" svg:height="0.454cm" svg:x="3cm" svg:y="20.33cm">
          <draw:text-box>
            <text:p text:style-name="P5"><text:span text:style-name="T3">¿por qué calza en esta complejidad? </text:span></text:p>
          </draw:text-box>
        </draw:frame>
        <draw:frame draw:style-name="gr70" draw:text-style-name="P7" draw:layer="layout" svg:width="19.602cm" svg:height="0.454cm" svg:x="3cm" svg:y="20.833cm">
          <draw:text-box>
            <text:p text:style-name="P5"><text:span text:style-name="T3">Para recorrer una matriz bidimensional se necesitan dos ciclos para recorrer las filas y columnas, lo </text:span></text:p>
          </draw:text-box>
        </draw:frame>
        <draw:frame draw:style-name="gr71" draw:text-style-name="P7" draw:layer="layout" svg:width="10.115cm" svg:height="0.454cm" svg:x="4.27cm" svg:y="21.336cm">
          <draw:text-box>
            <text:p text:style-name="P5"><text:span text:style-name="T3">que haría a ese algoritmo caer en el orden anterior </text:span></text:p>
          </draw:text-box>
        </draw:frame>
        <draw:frame draw:style-name="gr72" draw:text-style-name="P7" draw:layer="layout" svg:width="6.653cm" svg:height="0.454cm" svg:x="12.958cm" svg:y="21.336cm">
          <draw:text-box>
            <text:p text:style-name="P5"><text:span text:style-name="T3">, sin embargo, al tener una matriz</text:span></text:p>
          </draw:text-box>
        </draw:frame>
        <draw:frame draw:style-name="gr16" draw:text-style-name="P7" draw:layer="layout" svg:width="0.387cm" svg:height="0.454cm" svg:x="12.437cm" svg:y="21.336cm">
          <draw:text-box>
            <text:p text:style-name="P5"><text:span text:style-name="T4">N</text:span></text:p>
          </draw:text-box>
        </draw:frame>
        <draw:frame draw:style-name="gr21" draw:text-style-name="P8" draw:layer="layout" svg:width="0.27cm" svg:height="0.302cm" svg:x="12.737cm" svg:y="21.269cm">
          <draw:text-box>
            <text:p text:style-name="P5"><text:span text:style-name="T7">2</text:span></text:p>
          </draw:text-box>
        </draw:frame>
        <draw:frame draw:style-name="gr16" draw:text-style-name="P7" draw:layer="layout" svg:width="0.387cm" svg:height="0.454cm" svg:x="18.261cm" svg:y="21.336cm">
          <draw:text-box>
            <text:p text:style-name="P5"><text:span text:style-name="T3"><text:s/></text:span></text:p>
          </draw:text-box>
        </draw:frame>
        <draw:frame draw:style-name="gr73" draw:text-style-name="P7" draw:layer="layout" svg:width="17.816cm" svg:height="0.454cm" svg:x="4.27cm" svg:y="21.865cm">
          <draw:text-box>
            <text:p text:style-name="P5"><text:span text:style-name="T3">tridimensional lo que pasa es que para recorrerla se necesitan tres bucles anidados lo que </text:span></text:p>
          </draw:text-box>
        </draw:frame>
        <draw:frame draw:style-name="gr74" draw:text-style-name="P7" draw:layer="layout" svg:width="5.15cm" svg:height="0.454cm" svg:x="4.27cm" svg:y="22.368cm">
          <draw:text-box>
            <text:p text:style-name="P5"><text:span text:style-name="T3">nos provocaría algo como </text:span></text:p>
          </draw:text-box>
        </draw:frame>
        <draw:frame draw:style-name="gr16" draw:text-style-name="P7" draw:layer="layout" svg:width="0.387cm" svg:height="0.454cm" svg:x="8.993cm" svg:y="22.368cm">
          <draw:text-box>
            <text:p text:style-name="P5"><text:span text:style-name="T6">*</text:span></text:p>
          </draw:text-box>
        </draw:frame>
        <draw:frame draw:style-name="gr75" draw:text-style-name="P7" draw:layer="layout" svg:width="0.598cm" svg:height="0.454cm" svg:x="9.713cm" svg:y="22.368cm">
          <draw:text-box>
            <text:p text:style-name="P5"><text:span text:style-name="T6"><text:s/></text:span><text:span text:style-name="T6">= </text:span></text:p>
          </draw:text-box>
        </draw:frame>
        <draw:frame draw:style-name="gr16" draw:text-style-name="P7" draw:layer="layout" svg:width="0.387cm" svg:height="0.454cm" svg:x="10.667cm" svg:y="22.368cm">
          <draw:text-box>
            <text:p text:style-name="P5"><text:span text:style-name="T3">.</text:span></text:p>
          </draw:text-box>
        </draw:frame>
        <draw:frame draw:style-name="gr16" draw:text-style-name="P7" draw:layer="layout" svg:width="0.387cm" svg:height="0.454cm" svg:x="8.472cm" svg:y="22.368cm">
          <draw:text-box>
            <text:p text:style-name="P5"><text:span text:style-name="T4">N</text:span></text:p>
          </draw:text-box>
        </draw:frame>
        <draw:frame draw:style-name="gr21" draw:text-style-name="P8" draw:layer="layout" svg:width="0.27cm" svg:height="0.302cm" svg:x="8.772cm" svg:y="22.301cm">
          <draw:text-box>
            <text:p text:style-name="P5"><text:span text:style-name="T7">2</text:span></text:p>
          </draw:text-box>
        </draw:frame>
        <draw:frame draw:style-name="gr16" draw:text-style-name="P7" draw:layer="layout" svg:width="0.387cm" svg:height="0.454cm" svg:x="9.347cm" svg:y="22.368cm">
          <draw:text-box>
            <text:p text:style-name="P5"><text:span text:style-name="T4">N</text:span></text:p>
          </draw:text-box>
        </draw:frame>
        <draw:frame draw:style-name="gr15" draw:text-style-name="P7" draw:layer="layout" svg:width="0.387cm" svg:height="0.433cm" svg:x="9.25cm" svg:y="22.382cm">
          <draw:text-box>
            <text:p text:style-name="P5"><text:span text:style-name="T5"><text:s/></text:span></text:p>
          </draw:text-box>
        </draw:frame>
        <draw:frame draw:style-name="gr16" draw:text-style-name="P7" draw:layer="layout" svg:width="0.387cm" svg:height="0.454cm" svg:x="10.146cm" svg:y="22.368cm">
          <draw:text-box>
            <text:p text:style-name="P5"><text:span text:style-name="T4">N</text:span></text:p>
          </draw:text-box>
        </draw:frame>
        <draw:frame draw:style-name="gr21" draw:text-style-name="P8" draw:layer="layout" svg:width="0.27cm" svg:height="0.302cm" svg:x="10.446cm" svg:y="22.301cm">
          <draw:text-box>
            <text:p text:style-name="P5"><text:span text:style-name="T7">3</text:span></text:p>
          </draw:text-box>
        </draw:frame>
        <draw:frame draw:style-name="gr16" draw:text-style-name="P7" draw:layer="layout" svg:width="0.387cm" svg:height="0.454cm" svg:x="10.764cm" svg:y="22.368cm">
          <draw:text-box>
            <text:p text:style-name="P5"><text:span text:style-name="T3"><text:s/></text:span></text:p>
          </draw:text-box>
        </draw:frame>
        <draw:frame draw:style-name="gr38" draw:text-style-name="P7" draw:layer="layout" svg:width="14.192cm" svg:height="0.454cm" svg:x="3cm" svg:y="22.897cm">
          <draw:text-box>
            <text:p text:style-name="P5"><text:span text:style-name="T3">Característica para determinar si un algoritmo cae en esta complejidad: </text:span></text:p>
          </draw:text-box>
        </draw:frame>
        <draw:frame draw:style-name="gr76" draw:text-style-name="P7" draw:layer="layout" svg:width="19.166cm" svg:height="0.454cm" svg:x="3cm" svg:y="23.4cm">
          <draw:text-box>
            <text:p text:style-name="P5"><text:span text:style-name="T3">El algoritmo con esta caracteristicas debe de realizar tres ciclos a la vez, es decir un ciclo se va a </text:span></text:p>
          </draw:text-box>
        </draw:frame>
        <draw:frame draw:style-name="gr77" draw:text-style-name="P7" draw:layer="layout" svg:width="4.633cm" svg:height="0.454cm" svg:x="4.27cm" svg:y="23.902cm">
          <draw:text-box>
            <text:p text:style-name="P5"><text:span text:style-name="T3">realizar dentro de otro. </text:span></text:p>
          </draw:text-box>
        </draw:frame>
        <draw:frame draw:style-name="gr16" draw:text-style-name="P7" draw:layer="layout" svg:width="0.387cm" svg:height="0.454cm" svg:x="3.635cm" svg:y="24.405cm">
          <draw:text-box>
            <text:p text:style-name="P5"><text:span text:style-name="T3">6.</text:span></text:p>
          </draw:text-box>
        </draw:frame>
        <draw:frame draw:style-name="gr15" draw:text-style-name="P7" draw:layer="layout" svg:width="0.387cm" svg:height="0.433cm" svg:x="4.334cm" svg:y="24.419cm">
          <draw:text-box>
            <text:p text:style-name="P5"><text:span text:style-name="T5">2</text:span></text:p>
          </draw:text-box>
        </draw:frame>
        <draw:frame draw:style-name="gr24" draw:text-style-name="P8" draw:layer="layout" svg:width="0.27cm" svg:height="0.315cm" svg:x="4.528cm" svg:y="24.328cm">
          <draw:text-box>
            <text:p text:style-name="P5"><text:span text:style-name="T8">N</text:span></text:p>
          </draw:text-box>
        </draw:frame>
        <draw:frame draw:style-name="gr16" draw:text-style-name="P7" draw:layer="layout" svg:width="0.387cm" svg:height="0.454cm" svg:x="4.823cm" svg:y="24.405cm">
          <draw:text-box>
            <text:p text:style-name="P5"><text:span text:style-name="T3"><text:s/></text:span></text:p>
          </draw:text-box>
        </draw:frame>
        <draw:frame draw:style-name="gr78" draw:text-style-name="P7" draw:layer="layout" svg:width="4.375cm" svg:height="0.454cm" svg:x="3cm" svg:y="24.934cm">
          <draw:text-box>
            <text:p text:style-name="P5"><text:span text:style-name="T3">Problema del viajante </text:span></text:p>
          </draw:text-box>
        </draw:frame>
      </draw:page>
      <draw:page draw:name="page4" draw:style-name="dp1" draw:master-page-name="master-page3">
        <draw:polygon draw:style-name="gr2" draw:text-style-name="P4" draw:layer="layout" svg:width="21.59cm" svg:height="27.94cm" svg:x="0cm" svg:y="0cm" svg:viewBox="0 0 21591 27941" draw:points="0,0 21591,0 21591,27941 0,27941">
          <text:p/>
        </draw:polygon>
        <draw:polygon draw:style-name="gr2" draw:text-style-name="P4" draw:layer="layout" svg:width="21.59cm" svg:height="27.94cm" svg:x="0cm" svg:y="0cm" svg:viewBox="0 0 21591 27941" draw:points="0,0 21591,0 21591,27941 0,27941">
          <text:p/>
        </draw:polygon>
        <draw:polygon draw:style-name="gr2" draw:text-style-name="P4" draw:layer="layout" svg:width="21.59cm" svg:height="83.82cm" svg:x="0cm" svg:y="-55.88cm" svg:viewBox="0 0 21591 83821" draw:points="0,0 21591,0 21591,83821 0,83821">
          <text:p/>
        </draw:polygon>
        <draw:polygon draw:style-name="gr2" draw:text-style-name="P4" draw:layer="layout" svg:width="21.59cm" svg:height="27.913cm" svg:x="0cm" svg:y="0cm" svg:viewBox="0 0 21591 27914" draw:points="0,0 21591,0 21591,27914 0,27914">
          <text:p/>
        </draw:polygon>
        <draw:polygon draw:style-name="gr2" draw:text-style-name="P4" draw:layer="layout" svg:width="21.59cm" svg:height="25.453cm" svg:x="0cm" svg:y="2.487cm" svg:viewBox="0 0 21591 25454" draw:points="0,0 21591,0 21591,25454 0,25454">
          <text:p/>
        </draw:polygon>
        <draw:polygon draw:style-name="gr2" draw:text-style-name="P4" draw:layer="layout" svg:width="10.292cm" svg:height="0.477cm" svg:x="6.905cm" svg:y="2.989cm" svg:viewBox="0 0 10293 478" draw:points="0,0 10293,0 10293,478 0,478">
          <text:p/>
        </draw:polygon>
        <draw:polygon draw:style-name="gr2" draw:text-style-name="P4" draw:layer="layout" svg:width="14.182cm" svg:height="0.476cm" svg:x="4.259cm" svg:y="3.492cm" svg:viewBox="0 0 14183 477" draw:points="0,0 14183,0 14183,477 0,477">
          <text:p/>
        </draw:polygon>
        <draw:polygon draw:style-name="gr2" draw:text-style-name="P4" draw:layer="layout" svg:width="14.023cm" svg:height="0.476cm" svg:x="4.259cm" svg:y="3.995cm" svg:viewBox="0 0 14024 477" draw:points="0,0 14024,0 14024,477 0,477">
          <text:p/>
        </draw:polygon>
        <draw:polygon draw:style-name="gr2" draw:text-style-name="P4" draw:layer="layout" svg:width="5.345cm" svg:height="0.477cm" svg:x="4.259cm" svg:y="4.497cm" svg:viewBox="0 0 5346 478" draw:points="0,0 5346,0 5346,478 0,478">
          <text:p/>
        </draw:polygon>
        <draw:polygon draw:style-name="gr2" draw:text-style-name="P4" draw:layer="layout" svg:width="14.87cm" svg:height="0.476cm" svg:x="2.989cm" svg:y="5cm" svg:viewBox="0 0 14871 477" draw:points="0,0 14871,0 14871,477 0,477">
          <text:p/>
        </draw:polygon>
        <draw:polygon draw:style-name="gr2" draw:text-style-name="P4" draw:layer="layout" svg:width="13.335cm" svg:height="0.476cm" svg:x="4.259cm" svg:y="5.503cm" svg:viewBox="0 0 13336 477" draw:points="0,0 13336,0 13336,477 0,477">
          <text:p/>
        </draw:polygon>
        <draw:polygon draw:style-name="gr2" draw:text-style-name="P4" draw:layer="layout" svg:width="14.261cm" svg:height="0.476cm" svg:x="4.259cm" svg:y="6.006cm" svg:viewBox="0 0 14262 477" draw:points="0,0 14262,0 14262,477 0,477">
          <text:p/>
        </draw:polygon>
        <draw:polygon draw:style-name="gr2" draw:text-style-name="P4" draw:layer="layout" svg:width="13.547cm" svg:height="0.477cm" svg:x="4.259cm" svg:y="6.508cm" svg:viewBox="0 0 13548 478" draw:points="0,0 13548,0 13548,478 0,478">
          <text:p/>
        </draw:polygon>
        <draw:polygon draw:style-name="gr2" draw:text-style-name="P4" draw:layer="layout" svg:width="13.891cm" svg:height="0.476cm" svg:x="4.259cm" svg:y="7.011cm" svg:viewBox="0 0 13892 477" draw:points="0,0 13892,0 13892,477 0,477">
          <text:p/>
        </draw:polygon>
        <draw:polygon draw:style-name="gr2" draw:text-style-name="P4" draw:layer="layout" svg:width="4.366cm" svg:height="0.476cm" svg:x="4.259cm" svg:y="7.514cm" svg:viewBox="0 0 4367 477" draw:points="0,0 4367,0 4367,477 0,477">
          <text:p/>
        </draw:polygon>
        <draw:frame draw:style-name="gr28" draw:text-style-name="P7" draw:layer="layout" svg:width="7.233cm" svg:height="0.454cm" svg:x="3cm" svg:y="2.524cm">
          <draw:text-box>
            <text:p text:style-name="P5"><text:span text:style-name="T3">¿por qué calza en esta complejidad? </text:span></text:p>
          </draw:text-box>
        </draw:frame>
        <draw:frame draw:style-name="gr79" draw:text-style-name="P7" draw:layer="layout" svg:width="17.96cm" svg:height="0.454cm" svg:x="3cm" svg:y="3.027cm">
          <draw:text-box>
            <text:p text:style-name="P5"><text:span text:style-name="T3">El problema del viajante </text:span><text:span text:style-name="T9">​</text:span><text:span text:style-name="T3">responde a la siguiente pregunta: dada una lista de ciudades y las </text:span></text:p>
          </draw:text-box>
        </draw:frame>
        <draw:frame draw:style-name="gr80" draw:text-style-name="P7" draw:layer="layout" svg:width="18.011cm" svg:height="0.454cm" svg:x="4.27cm" svg:y="3.529cm">
          <draw:text-box>
            <text:p text:style-name="P5"><text:span text:style-name="T3">distancias entre cada par de ellas, ¿cuál es la ruta más corta posible que visita cada ciudad </text:span></text:p>
          </draw:text-box>
        </draw:frame>
        <draw:frame draw:style-name="gr81" draw:text-style-name="P7" draw:layer="layout" svg:width="17.79cm" svg:height="0.454cm" svg:x="4.27cm" svg:y="4.032cm">
          <draw:text-box>
            <text:p text:style-name="P5"><text:span text:style-name="T3">exactamente una vez y al finalizar regresa a la ciudad origen?, el algoritmo Dijkstra vino a </text:span></text:p>
          </draw:text-box>
        </draw:frame>
        <draw:frame draw:style-name="gr82" draw:text-style-name="P7" draw:layer="layout" svg:width="6.763cm" svg:height="0.454cm" svg:x="4.27cm" svg:y="4.535cm">
          <draw:text-box>
            <text:p text:style-name="P5"><text:span text:style-name="T3">ser una solución menos compleja. </text:span></text:p>
          </draw:text-box>
        </draw:frame>
        <draw:frame draw:style-name="gr83" draw:text-style-name="P7" draw:layer="layout" svg:width="18.751cm" svg:height="0.454cm" svg:x="3cm" svg:y="5.038cm">
          <draw:text-box>
            <text:p text:style-name="P5"><text:span text:style-name="T3">Lo que el algoritmo hace es encontrar la ruta más corta, para logra eso lo que hace es explorar </text:span></text:p>
          </draw:text-box>
        </draw:frame>
        <draw:frame draw:style-name="gr84" draw:text-style-name="P7" draw:layer="layout" svg:width="16.787cm" svg:height="0.454cm" svg:x="4.27cm" svg:y="5.54cm">
          <draw:text-box>
            <text:p text:style-name="P5"><text:span text:style-name="T3">cada combinación de rutas posibles, generando todas las combinaciones posibles, es </text:span></text:p>
          </draw:text-box>
        </draw:frame>
        <draw:frame draw:style-name="gr85" draw:text-style-name="P7" draw:layer="layout" svg:width="17.913cm" svg:height="0.454cm" svg:x="4.27cm" svg:y="6.043cm">
          <draw:text-box>
            <text:p text:style-name="P5"><text:span text:style-name="T3">convierte a es algoritmo en uno con complejidad exponencial, pues la cantidad máxima de </text:span></text:p>
          </draw:text-box>
        </draw:frame>
        <draw:frame draw:style-name="gr86" draw:text-style-name="P7" draw:layer="layout" svg:width="17.088cm" svg:height="0.454cm" svg:x="4.27cm" svg:y="6.546cm">
          <draw:text-box>
            <text:p text:style-name="P5"><text:span text:style-name="T3">combinaciones es una exponencial del número de ciudades que se tenga, es decir que </text:span></text:p>
          </draw:text-box>
        </draw:frame>
        <draw:frame draw:style-name="gr87" draw:text-style-name="P7" draw:layer="layout" svg:width="17.511cm" svg:height="0.454cm" svg:x="4.27cm" svg:y="7.048cm">
          <draw:text-box>
            <text:p text:style-name="P5"><text:span text:style-name="T3">entre más ciudades haya más crece el número de combinaciones, y dicho crecimiento lo </text:span></text:p>
          </draw:text-box>
        </draw:frame>
        <draw:frame draw:style-name="gr88" draw:text-style-name="P7" draw:layer="layout" svg:width="5.552cm" svg:height="0.454cm" svg:x="4.27cm" svg:y="7.551cm">
          <draw:text-box>
            <text:p text:style-name="P5"><text:span text:style-name="T3">hace de forma exponencial. </text:span></text:p>
          </draw:text-box>
        </draw:frame>
        <draw:frame draw:style-name="gr38" draw:text-style-name="P7" draw:layer="layout" svg:width="14.192cm" svg:height="0.454cm" svg:x="3cm" svg:y="8.054cm">
          <draw:text-box>
            <text:p text:style-name="P5"><text:span text:style-name="T3">Característica para determinar si un algoritmo cae en esta complejidad: </text:span></text:p>
          </draw:text-box>
        </draw:frame>
        <draw:frame draw:style-name="gr89" draw:text-style-name="P7" draw:layer="layout" svg:width="19.23cm" svg:height="0.454cm" svg:x="3cm" svg:y="8.557cm">
          <draw:text-box>
            <text:p text:style-name="P5"><text:span text:style-name="T3">En este caso el algoritmo debe de realizar todas las comparaciones posibles para dar el resultado </text:span></text:p>
          </draw:text-box>
        </draw:frame>
        <draw:frame draw:style-name="gr16" draw:text-style-name="P7" draw:layer="layout" svg:width="0.387cm" svg:height="0.454cm" svg:x="3.635cm" svg:y="9.059cm">
          <draw:text-box>
            <text:p text:style-name="P5"><text:span text:style-name="T3">7.</text:span></text:p>
          </draw:text-box>
        </draw:frame>
        <draw:frame draw:style-name="gr15" draw:text-style-name="P7" draw:layer="layout" svg:width="0.387cm" svg:height="0.433cm" svg:x="4.635cm" svg:y="9.074cm">
          <draw:text-box>
            <text:p text:style-name="P5"><text:span text:style-name="T5">!</text:span></text:p>
          </draw:text-box>
        </draw:frame>
        <draw:frame draw:style-name="gr41" draw:text-style-name="P7" draw:layer="layout" svg:width="0.54cm" svg:height="0.454cm" svg:x="4.334cm" svg:y="9.059cm">
          <draw:text-box>
            <text:p text:style-name="P5"><text:span text:style-name="T4">N</text:span><text:span text:style-name="T3"> <text:s/></text:span></text:p>
          </draw:text-box>
        </draw:frame>
        <draw:frame draw:style-name="gr90" draw:text-style-name="P7" draw:layer="layout" svg:width="9.019cm" svg:height="0.454cm" svg:x="3cm" svg:y="9.588cm">
          <draw:text-box>
            <text:p text:style-name="P5"><text:span text:style-name="T3">Generar todas las permutaciones de una lista </text:span></text:p>
          </draw:text-box>
        </draw:frame>
        <draw:frame draw:style-name="gr28" draw:text-style-name="P7" draw:layer="layout" svg:width="7.233cm" svg:height="0.454cm" svg:x="3cm" svg:y="10.091cm">
          <draw:text-box>
            <text:p text:style-name="P5"><text:span text:style-name="T3">¿por qué calza en esta complejidad? </text:span></text:p>
          </draw:text-box>
        </draw:frame>
        <draw:frame draw:style-name="gr91" draw:text-style-name="P7" draw:layer="layout" svg:width="16.266cm" svg:height="0.454cm" svg:x="3cm" svg:y="10.594cm">
          <draw:text-box>
            <text:p text:style-name="P5"><text:span text:style-name="T3">Generar todas las permutaciones de una lista es un algoritmo factorial de la forma </text:span></text:p>
          </draw:text-box>
        </draw:frame>
        <draw:frame draw:style-name="gr19" draw:text-style-name="P7" draw:layer="layout" svg:width="0.595cm" svg:height="0.454cm" svg:x="16.589cm" svg:y="10.594cm">
          <draw:text-box>
            <text:p text:style-name="P5"><text:span text:style-name="T3">, la</text:span></text:p>
          </draw:text-box>
        </draw:frame>
        <draw:frame draw:style-name="gr15" draw:text-style-name="P7" draw:layer="layout" svg:width="0.387cm" svg:height="0.433cm" svg:x="16.395cm" svg:y="10.608cm">
          <draw:text-box>
            <text:p text:style-name="P5"><text:span text:style-name="T5">!</text:span></text:p>
          </draw:text-box>
        </draw:frame>
        <draw:frame draw:style-name="gr16" draw:text-style-name="P7" draw:layer="layout" svg:width="0.387cm" svg:height="0.454cm" svg:x="16.094cm" svg:y="10.594cm">
          <draw:text-box>
            <text:p text:style-name="P5"><text:span text:style-name="T4">N</text:span></text:p>
          </draw:text-box>
        </draw:frame>
        <draw:frame draw:style-name="gr16" draw:text-style-name="P7" draw:layer="layout" svg:width="0.387cm" svg:height="0.454cm" svg:x="17.048cm" svg:y="10.594cm">
          <draw:text-box>
            <text:p text:style-name="P5"><text:span text:style-name="T3"><text:s/></text:span></text:p>
          </draw:text-box>
        </draw:frame>
        <draw:frame draw:style-name="gr92" draw:text-style-name="P7" draw:layer="layout" svg:width="17.414cm" svg:height="0.454cm" svg:x="4.27cm" svg:y="11.123cm">
          <draw:text-box>
            <text:p text:style-name="P5"><text:span text:style-name="T3">diferencia clave entre este algoritmo y el anterior, es que en el anterior se buscan todas </text:span></text:p>
          </draw:text-box>
        </draw:frame>
        <draw:frame draw:style-name="gr93" draw:text-style-name="P7" draw:layer="layout" svg:width="16.533cm" svg:height="0.454cm" svg:x="4.27cm" svg:y="11.626cm">
          <draw:text-box>
            <text:p text:style-name="P5"><text:span text:style-name="T3">las combinaciones posibles y en este caso se busca todas las permutaciones, en las </text:span></text:p>
          </draw:text-box>
        </draw:frame>
        <draw:frame draw:style-name="gr94" draw:text-style-name="P7" draw:layer="layout" svg:width="17.782cm" svg:height="0.454cm" svg:x="4.27cm" svg:y="12.128cm">
          <draw:text-box>
            <text:p text:style-name="P5"><text:span text:style-name="T3">combinaciones se puede repetir, en las permutaciones no. Ejemplo, si hay que ordenar 16 </text:span></text:p>
          </draw:text-box>
        </draw:frame>
        <draw:frame draw:style-name="gr95" draw:text-style-name="P7" draw:layer="layout" svg:width="17.558cm" svg:height="0.454cm" svg:x="4.27cm" svg:y="12.631cm">
          <draw:text-box>
            <text:p text:style-name="P5"><text:span text:style-name="T3">bolas de billar sin repetir, cuantas posibilidades hay de hacerlos. Para escoger la primera </text:span></text:p>
          </draw:text-box>
        </draw:frame>
        <draw:frame draw:style-name="gr96" draw:text-style-name="P7" draw:layer="layout" svg:width="18.091cm" svg:height="0.454cm" svg:x="4.27cm" svg:y="13.134cm">
          <draw:text-box>
            <text:p text:style-name="P5"><text:span text:style-name="T3">bola hay 16 posibilidades y para la segunda hay 15 y así sucesivamente, matemáticamente </text:span></text:p>
          </draw:text-box>
        </draw:frame>
        <draw:polygon draw:style-name="gr62" draw:text-style-name="P9" draw:layer="layout" svg:width="0cm" svg:height="0cm" svg:x="0cm" svg:y="-55.88cm" svg:viewBox="0 0 0 0" draw:points="0,0">
          <text:p/>
        </draw:polygon>
        <draw:frame draw:style-name="gr97" draw:text-style-name="P7" draw:layer="layout" svg:width="17.452cm" svg:height="0.454cm" svg:x="4.27cm" svg:y="13.637cm">
          <draw:text-box>
            <text:p text:style-name="P5"><text:span text:style-name="T3">eso se resuelve así 16*15*14*13*12*11*9*8*7*6*5*4*3*2*1=</text:span><text:span text:style-name="T9">​ ​</text:span><text:span text:style-name="T3">20,922,789,888,000, esto </text:span></text:p>
          </draw:text-box>
        </draw:frame>
        <draw:frame draw:style-name="gr98" draw:text-style-name="P7" draw:layer="layout" svg:width="16.11cm" svg:height="0.454cm" svg:x="4.27cm" svg:y="14.139cm">
          <draw:text-box>
            <text:p text:style-name="P5"><text:span text:style-name="T3">es 16!, lo que conocemos como factorial, y bueno esto se logra más que todo con </text:span></text:p>
          </draw:text-box>
        </draw:frame>
        <draw:frame draw:style-name="gr99" draw:text-style-name="P7" draw:layer="layout" svg:width="17.854cm" svg:height="0.454cm" svg:x="4.27cm" svg:y="14.642cm">
          <draw:text-box>
            <text:p text:style-name="P5"><text:span text:style-name="T3">recursión, en el caso de todas las permutaciones de una matriz es la misma funcionalidad, </text:span></text:p>
          </draw:text-box>
        </draw:frame>
        <draw:frame draw:style-name="gr100" draw:text-style-name="P7" draw:layer="layout" svg:width="13.608cm" svg:height="0.454cm" svg:x="4.27cm" svg:y="15.145cm">
          <draw:text-box>
            <text:p text:style-name="P5"><text:span text:style-name="T3">entonces por esto es que este algoritmo encaja en esta complejidad. </text:span></text:p>
          </draw:text-box>
        </draw:frame>
        <draw:frame draw:style-name="gr38" draw:text-style-name="P7" draw:layer="layout" svg:width="14.192cm" svg:height="0.454cm" svg:x="3cm" svg:y="15.647cm">
          <draw:text-box>
            <text:p text:style-name="P5"><text:span text:style-name="T3">Característica para determinar si un algoritmo cae en esta complejidad: </text:span></text:p>
          </draw:text-box>
        </draw:frame>
        <draw:frame draw:style-name="gr101" draw:text-style-name="P7" draw:layer="layout" svg:width="19.492cm" svg:height="0.454cm" svg:x="3cm" svg:y="16.15cm">
          <draw:text-box>
            <text:p text:style-name="P5"><text:span text:style-name="T3">Los algoritmos con esta característica deben de realizar todas las permutación posibles para dar el </text:span></text:p>
          </draw:text-box>
        </draw:frame>
        <draw:frame draw:style-name="gr102" draw:text-style-name="P7" draw:layer="layout" svg:width="1.958cm" svg:height="0.454cm" svg:x="4.27cm" svg:y="16.653cm">
          <draw:text-box>
            <text:p text:style-name="P5"><text:span text:style-name="T3">resultado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autami" svg:font-family="Gautami"/>
    <style:font-face style:name="Lohit Devanagari" svg:font-family="'Lohit Devanagari'"/>
    <style:font-face style:name="Tahoma" svg:font-family="Tahoma"/>
    <style:font-face style:name="TimesNewRoman" svg:font-family="TimesNewRoman"/>
    <style:font-face style:name="TimesNewRomanPS" svg:font-family="TimesNewRomanPS"/>
    <style:font-face style:name="Courier New" svg:font-family="'Courier New'" style:font-pitch="variable"/>
    <style:font-face style:name="Noto Sans Symbols" svg:font-family="'Noto Sans Symbols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es" fo:country="CR" style:font-name-asian="DejaVu Sans" style:font-family-asian="'DejaVu Sans'" style:font-family-generic-asian="roman" style:font-pitch-asian="variable" style:font-size-asian="11pt" style:language-asian="hi" style:country-asian="IN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margin-top="0.746cm" fo:margin-bottom="0cm" fo:text-align="start" style:text-autospace="none"/>
      <style:text-properties fo:color="#2e74b5" style:font-name="Calibri Light" fo:font-family="'Calibri Light'" style:font-family-generic="roman" style:font-pitch="variable" fo:font-size="16pt" style:font-name-asian="DejaVu Sans" style:font-family-asian="'DejaVu Sans'" style:font-family-generic-asian="roman" style:font-pitch-asian="variable" style:font-size-asian="16pt" style:language-asian="es" style:country-asian="CR"/>
    </style:style>
    <style:style style:name="LO-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language="es" fo:country="CR" style:font-name-asian="DejaVu Sans" style:font-family-asian="'DejaVu Sans'" style:font-family-generic-asian="roman" style:font-pitch-asian="variable" style:font-size-asian="11pt" style:language-asian="hi" style:country-asian="IN" style:font-name-complex="Calibri" style:font-family-complex="Calibri" style:font-family-generic-complex="roman" style:font-pitch-complex="variable" style:font-size-complex="11pt"/>
    </style:style>
    <style:style style:name="Heading_20_2" style:display-name="Heading 2" style:family="graphic">
      <style:paragraph-properties fo:margin-top="1.12cm" fo:margin-bottom="0.249cm" fo:line-height="100%" fo:text-align="start"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paragraph-properties fo:margin-top="0.871cm" fo:margin-bottom="0.249cm" fo:line-height="100%" fo:text-align="start"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746cm" fo:margin-bottom="0.125cm" fo:line-height="100%" fo:text-align="start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graphic">
      <style:paragraph-properties fo:margin-top="0.684cm" fo:margin-bottom="0.125cm" fo:line-height="100%" fo:text-align="start" style:text-autospace="none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graphic">
      <style:paragraph-properties fo:margin-top="0.623cm" fo:margin-bottom="0.125cm" fo:line-height="100%"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ListLabel_20_9" style:display-name="ListLabel 9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6" style:display-name="ListLabel 6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3" style:display-name="ListLabel 3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Noto Sans Symbols" style:font-family-asian="'Noto Sans Symbols'" style:font-pitch-asian="variable" style:font-weight-asian="normal" style:font-weight-complex="normal"/>
    </style:style>
    <style:style style:name="Título_20_1_20_Car" style:display-name="Título 1 C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6pt" style:font-name-asian="DejaVu Sans" style:font-family-asian="'DejaVu Sans'" style:font-family-generic-asian="roman" style:font-pitch-asian="variable" style:font-size-asian="16pt" style:language-asian="es" style:country-asian="CR"/>
    </style:style>
    <style:style style:name="Default_20_Paragraph_20_Font" style:display-name="Default Paragraph Font" style:family="graphic">
      <style:paragraph-properties style:text-autospace="none"/>
    </style:style>
    <style:style style:name="Bibliography" style:family="graphic">
      <style:paragraph-properties fo:text-align="start" style:text-autospace="none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20T15:47:37.845056902</dc:date>
    <meta:editing-duration>PT2M29S</meta:editing-duration>
    <meta:editing-cycles>1</meta:editing-cycles>
    <meta:generator>LibreOffice/6.0.6.2$Linux_X86_64 LibreOffice_project/00m0$Build-2</meta:generator>
    <meta:document-statistic meta:object-count="230"/>
  </office:meta>
</office:document-meta>
</file>